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bench_position</text:p>
          </table:table-cell>
          <table:table-cell table:style-name="ce1" office:value-type="string" calcext:value-type="string">
            <text:p>height_m</text:p>
          </table:table-cell>
          <table:table-cell table:style-name="ce1" office:value-type="string" calcext:value-type="string">
            <text:p>PAR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0.33" calcext:value-type="float">
            <text:p>0.33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0.66" calcext:value-type="float">
            <text:p>0.66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.33" calcext:value-type="float">
            <text:p>1.33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1.66" calcext:value-type="float">
            <text:p>1.66</text:p>
          </table:table-cell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.33" calcext:value-type="float">
            <text:p>2.33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2.66" calcext:value-type="float">
            <text:p>2.6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.33" calcext:value-type="float">
            <text:p>0.33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0.66" calcext:value-type="float">
            <text:p>0.66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.33" calcext:value-type="float">
            <text:p>1.33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1.66" calcext:value-type="float">
            <text:p>1.66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float" office:value="318" calcext:value-type="float">
            <text:p>318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2.33" calcext:value-type="float">
            <text:p>2.33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stable, nearly directly under LED. Reading between 600-1200 PAR.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0.33" calcext:value-type="float">
            <text:p>0.33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0.66" calcext:value-type="float">
            <text:p>0.6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1.33" calcext:value-type="float">
            <text:p>1.33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1.66" calcext:value-type="float">
            <text:p>1.66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2.33" calcext:value-type="float">
            <text:p>2.3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2.66" calcext:value-type="float">
            <text:p>2.6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rth_central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north_central</text:p>
          </table:table-cell>
          <table:table-cell office:value-type="float" office:value="0.33" calcext:value-type="float">
            <text:p>0.33</text:p>
          </table:table-cell>
          <table:table-cell office:value-type="float" office:value="185" calcext:value-type="float">
            <text:p>185</text:p>
          </table:table-cell>
          <table:table-cell/>
        </table:table-row>
        <table:table-row table:style-name="ro1">
          <table:table-cell office:value-type="string" calcext:value-type="string">
            <text:p>north_central</text:p>
          </table:table-cell>
          <table:table-cell office:value-type="float" office:value="0.66" calcext:value-type="float">
            <text:p>0.66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 office:value-type="string" calcext:value-type="string">
            <text:p>north_centra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north_central</text:p>
          </table:table-cell>
          <table:table-cell office:value-type="float" office:value="1.33" calcext:value-type="float">
            <text:p>1.33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north_central</text:p>
          </table:table-cell>
          <table:table-cell office:value-type="float" office:value="1.66" calcext:value-type="float">
            <text:p>1.6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string" calcext:value-type="string">
            <text:p>north_central</text:p>
          </table:table-cell>
          <table:table-cell office:value-type="float" office:value="2" calcext:value-type="float">
            <text:p>2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string" calcext:value-type="string">
            <text:p>north_central</text:p>
          </table:table-cell>
          <table:table-cell office:value-type="float" office:value="2.33" calcext:value-type="float">
            <text:p>2.3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north_central</text:p>
          </table:table-cell>
          <table:table-cell office:value-type="float" office:value="2.66" calcext:value-type="float">
            <text:p>2.6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outh_central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south_central</text:p>
          </table:table-cell>
          <table:table-cell office:value-type="float" office:value="0.33" calcext:value-type="float">
            <text:p>0.33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south_central</text:p>
          </table:table-cell>
          <table:table-cell office:value-type="float" office:value="0.66" calcext:value-type="float">
            <text:p>0.6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string" calcext:value-type="string">
            <text:p>south_central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south_central</text:p>
          </table:table-cell>
          <table:table-cell office:value-type="float" office:value="1.33" calcext:value-type="float">
            <text:p>1.33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string" calcext:value-type="string">
            <text:p>south_central</text:p>
          </table:table-cell>
          <table:table-cell office:value-type="float" office:value="1.66" calcext:value-type="float">
            <text:p>1.66</text:p>
          </table:table-cell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south_central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/>
        </table:table-row>
        <table:table-row table:style-name="ro1">
          <table:table-cell office:value-type="string" calcext:value-type="string">
            <text:p>south_central</text:p>
          </table:table-cell>
          <table:table-cell office:value-type="float" office:value="2.33" calcext:value-type="float">
            <text:p>2.33</text:p>
          </table:table-cell>
          <table:table-cell office:value-type="float" office:value="361" calcext:value-type="float">
            <text:p>361</text:p>
          </table:table-cell>
          <table:table-cell/>
        </table:table-row>
        <table:table-row table:style-name="ro1">
          <table:table-cell office:value-type="string" calcext:value-type="string">
            <text:p>south_central</text:p>
          </table:table-cell>
          <table:table-cell office:value-type="float" office:value="2.66" calcext:value-type="float">
            <text:p>2.66</text:p>
          </table:table-cell>
          <table:table-cell office:value-type="float" office:value="278" calcext:value-type="float">
            <text:p>2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 style:data-style-name="N2" text:time-value="14:52:38.218452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3T14:39:00.845384112</meta:creation-date>
    <dc:date>2020-01-23T14:52:46.576821567</dc:date>
    <meta:editing-duration>PT6M17S</meta:editing-duration>
    <meta:editing-cycles>3</meta:editing-cycles>
    <meta:generator>LibreOffice/6.2.8.2$Linux_X86_64 LibreOffice_project/20$Build-2</meta:generator>
    <meta:document-statistic meta:table-count="1" meta:cell-count="140" meta:object-count="0"/>
  </office:meta>
</office:document-meta>
</file>